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NamespaceHandlerResolverTests.testCtorWithNullClassLoader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amespaceHandlerResolverTests.testCtorWithNullClassLoaderArgumentAndNullMappingLocation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NamespaceHandlerResolverTests.testCtorWithNonExistentMappingLocation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amespaceHandlerResolverTests.testResolvedMappedHandlerWithNoArg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NamespaceHandlerResolverTests.testResolvedMappe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NamespaceHandlerResolverTests.testNonExistentHandl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